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cf85d" officeooo:paragraph-rsid="000cf85d"/>
    </style:style>
    <style:style style:name="P2" style:family="paragraph" style:parent-style-name="Preformatted_20_Text">
      <style:text-properties officeooo:rsid="000cf85d" officeooo:paragraph-rsid="000e3826"/>
    </style:style>
    <style:style style:name="P3" style:family="paragraph" style:parent-style-name="Preformatted_20_Text">
      <style:text-properties fo:font-size="14pt" officeooo:rsid="000cf85d" officeooo:paragraph-rsid="000cf85d" style:font-size-asian="12.25pt" style:font-size-complex="14pt"/>
    </style:style>
    <style:style style:name="P4" style:family="paragraph" style:parent-style-name="Preformatted_20_Text">
      <style:text-properties fo:font-size="10pt" officeooo:rsid="000cf85d" officeooo:paragraph-rsid="000cf85d" style:font-size-asian="10pt" style:font-size-complex="10pt"/>
    </style:style>
    <style:style style:name="P5" style:family="paragraph" style:parent-style-name="Preformatted_20_Text">
      <style:text-properties fo:font-size="10pt" officeooo:rsid="000e3826" officeooo:paragraph-rsid="000e3826" style:font-size-asian="10pt" style:font-size-complex="10pt"/>
    </style:style>
    <style:style style:name="P6" style:family="paragraph" style:parent-style-name="Preformatted_20_Text">
      <style:text-properties fo:font-size="10pt" officeooo:rsid="00115ef6" officeooo:paragraph-rsid="00115ef6" style:font-size-asian="10pt" style:font-size-complex="10pt"/>
    </style:style>
    <style:style style:name="P7" style:family="paragraph" style:parent-style-name="Preformatted_20_Text">
      <style:text-properties fo:font-size="10pt" style:text-underline-style="solid" style:text-underline-width="auto" style:text-underline-color="font-color" officeooo:rsid="000cf85d" officeooo:paragraph-rsid="000cf85d" style:font-size-asian="10pt" style:font-size-complex="10pt"/>
    </style:style>
    <style:style style:name="P8" style:family="paragraph" style:parent-style-name="Preformatted_20_Text">
      <style:text-properties officeooo:rsid="000e3826" officeooo:paragraph-rsid="000cf85d"/>
    </style:style>
    <style:style style:name="P9" style:family="paragraph" style:parent-style-name="Preformatted_20_Text">
      <style:text-properties officeooo:rsid="000e3826" officeooo:paragraph-rsid="000e3826"/>
    </style:style>
    <style:style style:name="P10" style:family="paragraph" style:parent-style-name="Standard">
      <style:text-properties officeooo:rsid="001b1c0c" officeooo:paragraph-rsid="00120ba8"/>
    </style:style>
    <style:style style:name="P11" style:family="paragraph" style:parent-style-name="Standard">
      <style:text-properties officeooo:paragraph-rsid="00120ba8"/>
    </style:style>
    <style:style style:name="P12" style:family="paragraph" style:parent-style-name="Standard">
      <style:text-properties officeooo:rsid="001b2e0c" officeooo:paragraph-rsid="00120ba8"/>
    </style:style>
    <style:style style:name="P13" style:family="paragraph" style:parent-style-name="Standard" style:list-style-name="L1">
      <style:text-properties officeooo:paragraph-rsid="00120ba8"/>
    </style:style>
    <style:style style:name="P14" style:family="paragraph" style:parent-style-name="Standard" style:list-style-name="L2">
      <style:text-properties officeooo:rsid="001b1c0c" officeooo:paragraph-rsid="00120ba8"/>
    </style:style>
    <style:style style:name="P15" style:family="paragraph" style:parent-style-name="Standard" style:list-style-name="L3">
      <style:text-properties officeooo:rsid="001b1c0c" officeooo:paragraph-rsid="00120ba8"/>
    </style:style>
    <style:style style:name="P16" style:family="paragraph" style:parent-style-name="Standard" style:list-style-name="L4">
      <style:text-properties officeooo:rsid="001b2e0c" officeooo:paragraph-rsid="00120ba8"/>
    </style:style>
    <style:style style:name="P17" style:family="paragraph" style:parent-style-name="Standard">
      <style:text-properties officeooo:rsid="001b2e0c" officeooo:paragraph-rsid="0012fe24"/>
    </style:style>
    <style:style style:name="P18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font-size="10pt" officeooo:rsid="001b2e0c" officeooo:paragraph-rsid="00120ba8" style:font-size-asian="10pt" style:font-size-complex="10pt"/>
    </style:style>
    <style:style style:name="P19" style:family="paragraph" style:parent-style-name="Text_20_body">
      <style:paragraph-properties fo:margin-top="0cm" fo:margin-bottom="0cm" loext:contextual-spacing="false" fo:padding="0.074cm" fo:border-left="none" fo:border-right="none" fo:border-top="none" fo:border-bottom="0.99pt solid #000000" style:join-border="false"/>
      <style:text-properties fo:font-size="10pt" officeooo:rsid="002130e2" officeooo:paragraph-rsid="0012fe24" style:font-size-asian="10pt" style:font-size-complex="10pt"/>
    </style:style>
    <style:style style:name="P20" style:family="paragraph" style:parent-style-name="Text_20_body" style:list-style-name="L5">
      <style:paragraph-properties fo:margin-top="0cm" fo:margin-bottom="0cm" loext:contextual-spacing="false"/>
      <style:text-properties officeooo:paragraph-rsid="0012fe24"/>
    </style:style>
    <style:style style:name="P21" style:family="paragraph" style:parent-style-name="Text_20_body">
      <style:paragraph-properties fo:margin-top="0cm" fo:margin-bottom="0cm" loext:contextual-spacing="false"/>
      <style:text-properties officeooo:rsid="001c3bd1" officeooo:paragraph-rsid="0012fe24"/>
    </style:style>
    <style:style style:name="P22" style:family="paragraph" style:parent-style-name="Text_20_body">
      <style:paragraph-properties fo:margin-top="0cm" fo:margin-bottom="0cm" loext:contextual-spacing="false"/>
      <style:text-properties officeooo:rsid="001f765f" officeooo:paragraph-rsid="0012fe24"/>
    </style:style>
    <style:style style:name="P23" style:family="paragraph" style:parent-style-name="Text_20_body" style:list-style-name="L7">
      <style:paragraph-properties fo:margin-top="0cm" fo:margin-bottom="0cm" loext:contextual-spacing="false"/>
      <style:text-properties officeooo:rsid="001db7b4" officeooo:paragraph-rsid="0012fe24"/>
    </style:style>
    <style:style style:name="P24" style:family="paragraph" style:parent-style-name="Text_20_body">
      <style:paragraph-properties fo:margin-top="0cm" fo:margin-bottom="0cm" loext:contextual-spacing="false"/>
      <style:text-properties officeooo:rsid="001db7b4" officeooo:paragraph-rsid="0012fe24"/>
    </style:style>
    <style:style style:name="P25" style:family="paragraph" style:parent-style-name="Text_20_body">
      <style:paragraph-properties fo:margin-top="0cm" fo:margin-bottom="0cm" loext:contextual-spacing="false"/>
      <style:text-properties officeooo:paragraph-rsid="0012fe24"/>
    </style:style>
    <style:style style:name="P26" style:family="paragraph" style:parent-style-name="Text_20_body">
      <style:text-properties officeooo:rsid="001b2e0c" officeooo:paragraph-rsid="0012fe24"/>
    </style:style>
    <style:style style:name="T1" style:family="text">
      <style:text-properties officeooo:rsid="001b1c0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130e2"/>
    </style:style>
    <style:style style:name="T4" style:family="text">
      <style:text-properties officeooo:rsid="001c3b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¿Cuántos bytes ocupa una entrada en la IDT?</text:p>
      <text:p text:style-name="P1"/>
      <text:p text:style-name="P1">Una entrada de la IDT ocupa 8 bytes.</text:p>
      <text:p text:style-name="P1"/>
      <text:p text:style-name="P1">¿Cuántas entradas como máximo puede albergar la IDT?</text:p>
      <text:p text:style-name="P1"/>
      <text:p text:style-name="P1">Puede albergar como máximo hasta 256 entradas.</text:p>
      <text:p text:style-name="P1"/>
      <text:p text:style-name="P1">¿Cuál es el valor máximo aceptable para el campo limit del registro IDTR?</text:p>
      <text:p text:style-name="P1"/>
      <text:p text:style-name="P1">Como maximo puede haber 256 entradas de 8 bytes, por lo que limit puede ser como maximo 256 * 8 - 1.</text:p>
      <text:p text:style-name="P1"/>
      <text:p text:style-name="P1">Indicar qué valor exacto tomará el campo limit para una IDT de 64 descriptores solamente.</text:p>
      <text:p text:style-name="P1"/>
      <text:p text:style-name="P1">64 * 8 <text:s/>– 1 = valor de limit = 511</text:p>
      <text:p text:style-name="P1"/>
      <text:p text:style-name="P1">Consultar la sección 6.1 y explicar la diferencia entre interrupciones (§6.3) y excepciones (§6.4).</text:p>
      <text:p text:style-name="P1"/>
      <text:p text:style-name="P1">Las excepciones ocurren cuando se ejecuta un instruccion que genera un error, por ejemplo, cuando se realiza una division por cero, o al acceder a una posicion de memoria inválida.</text:p>
      <text:p text:style-name="P1">En cambio, las interrupciones pueden ser generadas directamente por software, llamando a las instrucciones INT n. A su vez, las interrupciones pueden ocurrir por señales emitidas por el hardware, por ejemplo, una señal que es generada por un periferico cuando un usuario interactua con él.</text:p>
      <text:p text:style-name="P1"/>
      <text:p text:style-name="P1"/>
      <text:p text:style-name="P3">SESION GDB VERSION A</text:p>
      <text:p text:style-name="P1">ale@ale:~/CLionProjects/kernel-sisop/kern2/parte 3$ make gdb</text:p>
      <text:p text:style-name="P1">gdb -q -s -kernel kern2 -n -ex 'target remote 127.0.0.1:7508'</text:p>
      <text:p text:style-name="P1">Leyendo símbolos desde kern2...hecho.</text:p>
      <text:p text:style-name="P1">Remote debugging using 127.0.0.1:7508</text:p>
      <text:p text:style-name="P1">0x0000fff0 in ?? ()</text:p>
      <text:p text:style-name="P1">(gdb) display/i $pc</text:p>
      <text:p text:style-name="P1">1: x/i $pc</text:p>
      <text:p text:style-name="P1">=&gt; 0xfff0:<text:tab/>add <text:s text:c="3"/>%al,(%eax)</text:p>
      <text:p text:style-name="P1">(gdb) b idt_init </text:p>
      <text:p text:style-name="P1">Punto de interrupción 1 at 0x100343: file interrupts.c, line 30.</text:p>
      <text:p text:style-name="P1">(gdb) c</text:p>
      <text:p text:style-name="P1">Continuando.</text:p>
      <text:p text:style-name="P1"/>
      <text:p text:style-name="P1">Breakpoint 1, idt_init () at interrupts.c:30</text:p>
      <text:p text:style-name="P1">30<text:tab/> <text:s text:c="3"/>idt_install(T_BRKPT, breakpoint);</text:p>
      <text:p text:style-name="P1">1: x/i $pc</text:p>
      <text:p text:style-name="P1">=&gt; 0x100343 &lt;idt_init+3&gt;:<text:tab/>push <text:s text:c="2"/>$0x10009d</text:p>
      <text:p text:style-name="P1">(gdb) finish</text:p>
      <text:p text:style-name="P1">Correr hasta la salida desde #0 <text:s/>idt_init () at interrupts.c:30</text:p>
      <text:p text:style-name="P1">kmain (mbi=0x9500) at kern2.c:16</text:p>
      <text:p text:style-name="P1">16<text:tab/> <text:s text:c="7"/>asm("int3"); <text:s/>// (b)</text:p>
      <text:p text:style-name="P1">1: x/i $pc</text:p>
      <text:p text:style-name="P1">=&gt; 0x100145 &lt;kmain+49&gt;:<text:tab/>int3 <text:s text:c="2"/></text:p>
      <text:p text:style-name="P1">(gdb) disas</text:p>
      <text:p text:style-name="P1">Dump of assembler code for function kmain:</text:p>
      <text:p text:style-name="P1"><text:s text:c="3"/>0x00100114 &lt;+0&gt;:<text:tab/>push <text:s text:c="2"/>%ebp</text:p>
      <text:p text:style-name="P1"><text:s text:c="3"/>0x00100115 &lt;+1&gt;:<text:tab/>mov <text:s text:c="3"/>%esp,%ebp</text:p>
      <text:p text:style-name="P1"><text:s text:c="3"/>0x00100117 &lt;+3&gt;:<text:tab/>sub <text:s text:c="3"/>$0x8,%esp</text:p>
      <text:p text:style-name="P1"><text:s text:c="3"/>0x0010011a &lt;+6&gt;:<text:tab/>cmpl <text:s text:c="2"/>$0x0,0x8(%ebp)</text:p>
      <text:p text:style-name="P1"><text:s text:c="3"/>0x0010011e &lt;+10&gt;:<text:tab/>je <text:s text:c="4"/>0x10015d &lt;kmain+73&gt;</text:p>
      <text:p text:style-name="P1"><text:s text:c="3"/>0x00100120 &lt;+12&gt;:<text:tab/>sub <text:s text:c="3"/>$0x4,%esp</text:p>
      <text:p text:style-name="P1"><text:soft-page-break/><text:s text:c="3"/>0x00100123 &lt;+15&gt;:<text:tab/>push <text:s text:c="2"/>$0x70</text:p>
      <text:p text:style-name="P1"><text:s text:c="3"/>0x00100125 &lt;+17&gt;:<text:tab/>push <text:s text:c="2"/>$0x8</text:p>
      <text:p text:style-name="P1"><text:s text:c="3"/>0x00100127 &lt;+19&gt;:<text:tab/>push <text:s text:c="2"/>$0x100d01</text:p>
      <text:p text:style-name="P1"><text:s text:c="3"/>0x0010012c &lt;+24&gt;:<text:tab/>call <text:s text:c="2"/>0x100411 &lt;vga_write&gt;</text:p>
      <text:p text:style-name="P1"><text:s text:c="3"/>0x00100131 &lt;+29&gt;:<text:tab/>call <text:s text:c="2"/>0x100020 &lt;two_stacks&gt;</text:p>
      <text:p text:style-name="P1"><text:s text:c="3"/>0x00100136 &lt;+34&gt;:<text:tab/>call <text:s text:c="2"/>0x1000ae &lt;two_stacks_c&gt;</text:p>
      <text:p text:style-name="P1"><text:s text:c="3"/>0x0010013b &lt;+39&gt;:<text:tab/>call <text:s text:c="2"/>0x100261 &lt;contador_run&gt;</text:p>
      <text:p text:style-name="P1"><text:s text:c="3"/>0x00100140 &lt;+44&gt;:<text:tab/>call <text:s text:c="2"/>0x100340 &lt;idt_init&gt;</text:p>
      <text:p text:style-name="P1">=&gt; 0x00100145 &lt;+49&gt;:<text:tab/>int3 <text:s text:c="2"/></text:p>
      <text:p text:style-name="P1"><text:s text:c="3"/>0x00100146 &lt;+50&gt;:<text:tab/>mov <text:s text:c="3"/>$0xe0,%ecx</text:p>
      <text:p text:style-name="P1"><text:s text:c="3"/>0x0010014b &lt;+55&gt;:<text:tab/>mov <text:s text:c="3"/>$0x12,%edx</text:p>
      <text:p text:style-name="P1"><text:s text:c="3"/>0x00100150 &lt;+60&gt;:<text:tab/>mov <text:s text:c="3"/>$0x100d1c,%eax</text:p>
      <text:p text:style-name="P1"><text:s text:c="3"/>0x00100155 &lt;+65&gt;:<text:tab/>call <text:s text:c="2"/>0x1000a1 &lt;vga_write2&gt;</text:p>
      <text:p text:style-name="P1"><text:s text:c="3"/>0x0010015a &lt;+70&gt;:<text:tab/>add <text:s text:c="3"/>$0x10,%esp</text:p>
      <text:p text:style-name="P1"><text:s text:c="3"/>0x0010015d &lt;+73&gt;:<text:tab/>hlt <text:s text:c="3"/></text:p>
      <text:p text:style-name="P1"><text:s text:c="3"/>0x0010015e &lt;+74&gt;:<text:tab/>leave <text:s/></text:p>
      <text:p text:style-name="P1"><text:s text:c="3"/>0x0010015f &lt;+75&gt;:<text:tab/>ret <text:s text:c="3"/></text:p>
      <text:p text:style-name="P1">End of assembler dump.</text:p>
      <text:p text:style-name="P1">(gdb) p $esp</text:p>
      <text:p text:style-name="P1">$1 = (void *) 0x107fd8</text:p>
      <text:p text:style-name="P1">(gdb) x/xw $esp</text:p>
      <text:p text:style-name="P1">0x107fd8:<text:tab/>0x00100d01</text:p>
      <text:p text:style-name="P1">(gdb) p $cs</text:p>
      <text:p text:style-name="P1">$2 = 8</text:p>
      <text:p text:style-name="P1">(gdb) p $eflags</text:p>
      <text:p text:style-name="P1">$3 = [ AF ]</text:p>
      <text:p text:style-name="P1">(gdb) p/x $eflags</text:p>
      <text:p text:style-name="P1">$4 = 0x12</text:p>
      <text:p text:style-name="P1">(gdb) stepi</text:p>
      <text:p text:style-name="P1">breakpoint () at idt_entry.S:4</text:p>
      <text:p text:style-name="P1">4<text:tab/> <text:s text:c="3"/>test %eax, %eax</text:p>
      <text:p text:style-name="P1">1: x/i $pc</text:p>
      <text:p text:style-name="P1">=&gt; 0x10009e &lt;breakpoint+1&gt;:<text:tab/>test <text:s text:c="2"/>%eax,%eax</text:p>
      <text:p text:style-name="P1">(gdb) x/xw $esp</text:p>
      <text:p text:style-name="P1">0x107fcc:<text:tab/>0x00100146</text:p>
      <text:p text:style-name="P1">(gdb) x/4w $sp</text:p>
      <text:p text:style-name="P1">0x107fcc:<text:tab/>0x00100146<text:tab/>0x00000008<text:tab/>0x00000012<text:tab/>0x00100d01</text:p>
      <text:p text:style-name="P1">(gdb) p $eflags</text:p>
      <text:p text:style-name="P1">$5 = [ AF ]</text:p>
      <text:p text:style-name="P1">(gdb) stepi</text:p>
      <text:p text:style-name="P1">5<text:tab/> <text:s text:c="3"/>iret</text:p>
      <text:p text:style-name="P1">1: x/i $pc</text:p>
      <text:p text:style-name="P1">=&gt; 0x1000a0 &lt;breakpoint+3&gt;:<text:tab/>iret <text:s text:c="2"/></text:p>
      <text:p text:style-name="P1">(gdb) p $eflags</text:p>
      <text:p text:style-name="P1">$6 = [ PF ]</text:p>
      <text:p text:style-name="P1">(gdb) p/x $eflags</text:p>
      <text:p text:style-name="P1">$7 = 0x6</text:p>
      <text:p text:style-name="P1">(gdb) stepi</text:p>
      <text:p text:style-name="P1">kmain (mbi=0x9500) at kern2.c:18</text:p>
      <text:p text:style-name="P1">18<text:tab/> <text:s text:c="7"/>vga_write2("Funciona vga_write2?", 18, 0xE0);</text:p>
      <text:p text:style-name="P1">1: x/i $pc</text:p>
      <text:p text:style-name="P1">=&gt; 0x100146 &lt;kmain+50&gt;:<text:tab/>mov <text:s text:c="3"/>$0xe0,%ecx</text:p>
      <text:p text:style-name="P1">(gdb) disas</text:p>
      <text:p text:style-name="P1">Dump of assembler code for function kmain:</text:p>
      <text:p text:style-name="P1"><text:s text:c="3"/>0x00100114 &lt;+0&gt;:<text:tab/>push <text:s text:c="2"/>%ebp</text:p>
      <text:p text:style-name="P1"><text:s text:c="3"/>0x00100115 &lt;+1&gt;:<text:tab/>mov <text:s text:c="3"/>%esp,%ebp</text:p>
      <text:p text:style-name="P1"><text:s text:c="3"/>0x00100117 &lt;+3&gt;:<text:tab/>sub <text:s text:c="3"/>$0x8,%esp</text:p>
      <text:p text:style-name="P1"><text:s text:c="3"/>0x0010011a &lt;+6&gt;:<text:tab/>cmpl <text:s text:c="2"/>$0x0,0x8(%ebp)</text:p>
      <text:p text:style-name="P1"><text:s text:c="3"/>0x0010011e &lt;+10&gt;:<text:tab/>je <text:s text:c="4"/>0x10015d &lt;kmain+73&gt;</text:p>
      <text:p text:style-name="P1"><text:s text:c="3"/>0x00100120 &lt;+12&gt;:<text:tab/>sub <text:s text:c="3"/>$0x4,%esp</text:p>
      <text:p text:style-name="P1"><text:s text:c="3"/>0x00100123 &lt;+15&gt;:<text:tab/>push <text:s text:c="2"/>$0x70</text:p>
      <text:p text:style-name="P1"><text:s text:c="3"/>0x00100125 &lt;+17&gt;:<text:tab/>push <text:s text:c="2"/>$0x8</text:p>
      <text:p text:style-name="P1"><text:s text:c="3"/>0x00100127 &lt;+19&gt;:<text:tab/>push <text:s text:c="2"/>$0x100d01</text:p>
      <text:p text:style-name="P1"><text:s text:c="3"/>0x0010012c &lt;+24&gt;:<text:tab/>call <text:s text:c="2"/>0x100411 &lt;vga_write&gt;</text:p>
      <text:p text:style-name="P1"><text:soft-page-break/><text:s text:c="3"/>0x00100131 &lt;+29&gt;:<text:tab/>call <text:s text:c="2"/>0x100020 &lt;two_stacks&gt;</text:p>
      <text:p text:style-name="P1"><text:s text:c="3"/>0x00100136 &lt;+34&gt;:<text:tab/>call <text:s text:c="2"/>0x1000ae &lt;two_stacks_c&gt;</text:p>
      <text:p text:style-name="P1"><text:s text:c="3"/>0x0010013b &lt;+39&gt;:<text:tab/>call <text:s text:c="2"/>0x100261 &lt;contador_run&gt;</text:p>
      <text:p text:style-name="P1"><text:s text:c="3"/>0x00100140 &lt;+44&gt;:<text:tab/>call <text:s text:c="2"/>0x100340 &lt;idt_init&gt;</text:p>
      <text:p text:style-name="P1"><text:s text:c="3"/>0x00100145 &lt;+49&gt;:<text:tab/>int3 <text:s text:c="2"/></text:p>
      <text:p text:style-name="P1">=&gt; 0x00100146 &lt;+50&gt;:<text:tab/>mov <text:s text:c="3"/>$0xe0,%ecx</text:p>
      <text:p text:style-name="P1"><text:s text:c="3"/>0x0010014b &lt;+55&gt;:<text:tab/>mov <text:s text:c="3"/>$0x12,%edx</text:p>
      <text:p text:style-name="P1"><text:s text:c="3"/>0x00100150 &lt;+60&gt;:<text:tab/>mov <text:s text:c="3"/>$0x100d1c,%eax</text:p>
      <text:p text:style-name="P1"><text:s text:c="3"/>0x00100155 &lt;+65&gt;:<text:tab/>call <text:s text:c="2"/>0x1000a1 &lt;vga_write2&gt;</text:p>
      <text:p text:style-name="P1"><text:s text:c="3"/>0x0010015a &lt;+70&gt;:<text:tab/>add <text:s text:c="3"/>$0x10,%esp</text:p>
      <text:p text:style-name="P1"><text:s text:c="3"/>0x0010015d &lt;+73&gt;:<text:tab/>hlt <text:s text:c="3"/></text:p>
      <text:p text:style-name="P1"><text:s text:c="3"/>0x0010015e &lt;+74&gt;:<text:tab/>leave <text:s/></text:p>
      <text:p text:style-name="P1"><text:s text:c="3"/>0x0010015f &lt;+75&gt;:<text:tab/>ret <text:s text:c="3"/></text:p>
      <text:p text:style-name="P1">End of assembler dump.</text:p>
      <text:p text:style-name="P9"/>
      <text:p text:style-name="P9"/>
      <text:p text:style-name="P9"/>
      <text:p text:style-name="P9"/>
      <text:p text:style-name="P9">----------------------------------------</text:p>
      <text:p text:style-name="P9">(gdb) stepi</text:p>
      <text:p text:style-name="P9">kmain (mbi=0x9500) at kern2.c:18</text:p>
      <text:p text:style-name="P9">18<text:tab/> <text:s text:c="7"/>vga_write2("Funciona vga_write2?", 18, 0xE0);</text:p>
      <text:p text:style-name="P9">1: x/i $pc</text:p>
      <text:p text:style-name="P9">=&gt; 0x100146 &lt;kmain+50&gt;:<text:tab/>mov <text:s text:c="3"/>$0xe0,%ecx</text:p>
      <text:p text:style-name="P9">(gdb) p $eflags</text:p>
      <text:p text:style-name="P9">$1 = [ AF ]</text:p>
      <text:p text:style-name="P9">(gdb) p/x $eflags</text:p>
      <text:p text:style-name="P9">$2 = 0x12</text:p>
      <text:p text:style-name="P9">(gdb) p $sp</text:p>
      <text:p text:style-name="P9">$3 = (void *) 0x107fd8</text:p>
      <text:p text:style-name="P9">(gdb) p $cs</text:p>
      <text:p text:style-name="P9">$4 = 8</text:p>
      <text:p text:style-name="P9">(gdb) x/4w $sp</text:p>
      <text:p text:style-name="P9">0x107fd8:<text:tab/>0x00100d01<text:tab/>0x00000008<text:tab/>0x00000070<text:tab/>0x00000000</text:p>
      <text:p text:style-name="P9">-------------------------------------</text:p>
      <text:p text:style-name="P1"/>
      <text:p text:style-name="P8"/>
      <text:p text:style-name="P1"/>
      <text:p text:style-name="P3">SESION GDB VERSION B</text:p>
      <text:p text:style-name="P4">ale@ale:~/CLionProjects/kernel-sisop/kern2/parte 3$ make gdb</text:p>
      <text:p text:style-name="P4">gdb -q -s -kernel kern2 -n -ex 'target remote 127.0.0.1:7508'</text:p>
      <text:p text:style-name="P4">Leyendo símbolos desde kern2...hecho.</text:p>
      <text:p text:style-name="P4">Remote debugging using 127.0.0.1:7508</text:p>
      <text:p text:style-name="P4">0x0000fff0 in ?? ()</text:p>
      <text:p text:style-name="P4">(gdb) display/i $pc</text:p>
      <text:p text:style-name="P4">1: x/i $pc</text:p>
      <text:p text:style-name="P4">=&gt; 0xfff0:<text:tab/>add <text:s text:c="3"/>%al,(%eax)</text:p>
      <text:p text:style-name="P4">(gdb) b idt_init </text:p>
      <text:p text:style-name="P4">Punto de interrupción 1 at 0x100343: file interrupts.c, line 30.</text:p>
      <text:p text:style-name="P4">(gdb) c</text:p>
      <text:p text:style-name="P4">Continuando.</text:p>
      <text:p text:style-name="P4"/>
      <text:p text:style-name="P4">Breakpoint 1, idt_init () at interrupts.c:30</text:p>
      <text:p text:style-name="P4">30<text:tab/> <text:s text:c="3"/>idt_install(T_BRKPT, breakpoint);</text:p>
      <text:p text:style-name="P4">1: x/i $pc</text:p>
      <text:p text:style-name="P4">=&gt; 0x100343 &lt;idt_init+3&gt;:<text:tab/>push <text:s text:c="2"/>$0x10009d</text:p>
      <text:p text:style-name="P4">(gdb) finish</text:p>
      <text:p text:style-name="P4">Correr hasta la salida desde #0 <text:s/>idt_init () at interrupts.c:30</text:p>
      <text:p text:style-name="P4">kmain (mbi=0x9500) at kern2.c:16</text:p>
      <text:p text:style-name="P4">16<text:tab/> <text:s text:c="7"/>asm("int3"); <text:s/>// (b)</text:p>
      <text:p text:style-name="P4">1: x/i $pc</text:p>
      <text:p text:style-name="P4">=&gt; 0x100145 &lt;kmain+49&gt;:<text:tab/>int3 <text:s text:c="2"/></text:p>
      <text:p text:style-name="P4">(gdb) disas</text:p>
      <text:p text:style-name="P4"><text:soft-page-break/>Dump of assembler code for function kmain:</text:p>
      <text:p text:style-name="P4"><text:s text:c="3"/>0x00100114 &lt;+0&gt;:<text:tab/>push <text:s text:c="2"/>%ebp</text:p>
      <text:p text:style-name="P4"><text:s text:c="3"/>0x00100115 &lt;+1&gt;:<text:tab/>mov <text:s text:c="3"/>%esp,%ebp</text:p>
      <text:p text:style-name="P4"><text:s text:c="3"/>0x00100117 &lt;+3&gt;:<text:tab/>sub <text:s text:c="3"/>$0x8,%esp</text:p>
      <text:p text:style-name="P4"><text:s text:c="3"/>0x0010011a &lt;+6&gt;:<text:tab/>cmpl <text:s text:c="2"/>$0x0,0x8(%ebp)</text:p>
      <text:p text:style-name="P4"><text:s text:c="3"/>0x0010011e &lt;+10&gt;:<text:tab/>je <text:s text:c="4"/>0x10015d &lt;kmain+73&gt;</text:p>
      <text:p text:style-name="P4"><text:s text:c="3"/>0x00100120 &lt;+12&gt;:<text:tab/>sub <text:s text:c="3"/>$0x4,%esp</text:p>
      <text:p text:style-name="P4"><text:s text:c="3"/>0x00100123 &lt;+15&gt;:<text:tab/>push <text:s text:c="2"/>$0x70</text:p>
      <text:p text:style-name="P4"><text:s text:c="3"/>0x00100125 &lt;+17&gt;:<text:tab/>push <text:s text:c="2"/>$0x8</text:p>
      <text:p text:style-name="P4"><text:s text:c="3"/>0x00100127 &lt;+19&gt;:<text:tab/>push <text:s text:c="2"/>$0x100d01</text:p>
      <text:p text:style-name="P4"><text:s text:c="3"/>0x0010012c &lt;+24&gt;:<text:tab/>call <text:s text:c="2"/>0x100411 &lt;vga_write&gt;</text:p>
      <text:p text:style-name="P4"><text:s text:c="3"/>0x00100131 &lt;+29&gt;:<text:tab/>call <text:s text:c="2"/>0x100020 &lt;two_stacks&gt;</text:p>
      <text:p text:style-name="P4"><text:s text:c="3"/>0x00100136 &lt;+34&gt;:<text:tab/>call <text:s text:c="2"/>0x1000ae &lt;two_stacks_c&gt;</text:p>
      <text:p text:style-name="P4"><text:s text:c="3"/>0x0010013b &lt;+39&gt;:<text:tab/>call <text:s text:c="2"/>0x100261 &lt;contador_run&gt;</text:p>
      <text:p text:style-name="P4"><text:s text:c="3"/>0x00100140 &lt;+44&gt;:<text:tab/>call <text:s text:c="2"/>0x100340 &lt;idt_init&gt;</text:p>
      <text:p text:style-name="P4">=&gt; 0x00100145 &lt;+49&gt;:<text:tab/>int3 <text:s text:c="2"/></text:p>
      <text:p text:style-name="P4"><text:s text:c="3"/>0x00100146 &lt;+50&gt;:<text:tab/>mov <text:s text:c="3"/>$0xe0,%ecx</text:p>
      <text:p text:style-name="P4"><text:s text:c="3"/>0x0010014b &lt;+55&gt;:<text:tab/>mov <text:s text:c="3"/>$0x12,%edx</text:p>
      <text:p text:style-name="P4"><text:s text:c="3"/>0x00100150 &lt;+60&gt;:<text:tab/>mov <text:s text:c="3"/>$0x100d1c,%eax</text:p>
      <text:p text:style-name="P4"><text:s text:c="3"/>0x00100155 &lt;+65&gt;:<text:tab/>call <text:s text:c="2"/>0x1000a1 &lt;vga_write2&gt;</text:p>
      <text:p text:style-name="P4"><text:s text:c="3"/>0x0010015a &lt;+70&gt;:<text:tab/>add <text:s text:c="3"/>$0x10,%esp</text:p>
      <text:p text:style-name="P4"><text:s text:c="3"/>0x0010015d &lt;+73&gt;:<text:tab/>hlt <text:s text:c="3"/></text:p>
      <text:p text:style-name="P4"><text:s text:c="3"/>0x0010015e &lt;+74&gt;:<text:tab/>leave <text:s/></text:p>
      <text:p text:style-name="P4"><text:s text:c="3"/>0x0010015f &lt;+75&gt;:<text:tab/>ret <text:s text:c="3"/></text:p>
      <text:p text:style-name="P4">End of assembler dump.</text:p>
      <text:p text:style-name="P4">(gdb) p $sp</text:p>
      <text:p text:style-name="P4">$1 = (void *) 0x107fd8</text:p>
      <text:p text:style-name="P4">(gdb) x/xw $sp</text:p>
      <text:p text:style-name="P4">0x107fd8:<text:tab/>0x00100d01</text:p>
      <text:p text:style-name="P4">(gdb) p $cs</text:p>
      <text:p text:style-name="P4">$2 = 8</text:p>
      <text:p text:style-name="P4">(gdb) p $eflags</text:p>
      <text:p text:style-name="P4">$3 = [ AF ]</text:p>
      <text:p text:style-name="P4">(gdb) p/x $eflags</text:p>
      <text:p text:style-name="P4">$4 = 0x12</text:p>
      <text:p text:style-name="P4">(gdb) stepi</text:p>
      <text:p text:style-name="P4">breakpoint () at idt_entry.S:4</text:p>
      <text:p text:style-name="P4">4<text:tab/> <text:s text:c="3"/>test %eax, %eax</text:p>
      <text:p text:style-name="P4">1: x/i $pc</text:p>
      <text:p text:style-name="P4">=&gt; 0x10009e &lt;breakpoint+1&gt;:<text:tab/>test <text:s text:c="2"/>%eax,%eax</text:p>
      <text:p text:style-name="P4">(gdb) x/4w $sp</text:p>
      <text:p text:style-name="P4">0x107fcc:<text:tab/>0x00100146<text:tab/>0x00000008<text:tab/>0x00000012<text:tab/>0x00100d01</text:p>
      <text:p text:style-name="P4">(gdb) p $eflags</text:p>
      <text:p text:style-name="P4">$5 = [ AF ]</text:p>
      <text:p text:style-name="P4">(gdb) p/x $eflags</text:p>
      <text:p text:style-name="P4">$6 = 0x12</text:p>
      <text:p text:style-name="P4">(gdb) stepi</text:p>
      <text:p text:style-name="P4">5<text:tab/> <text:s text:c="3"/>ret</text:p>
      <text:p text:style-name="P4">1: x/i $pc</text:p>
      <text:p text:style-name="P4">=&gt; 0x1000a0 &lt;breakpoint+3&gt;:<text:tab/>ret <text:s text:c="3"/></text:p>
      <text:p text:style-name="P4">(gdb) p $eflags</text:p>
      <text:p text:style-name="P4">$7 = [ PF ]</text:p>
      <text:p text:style-name="P4">(gdb) p/x $eflags</text:p>
      <text:p text:style-name="P4">$8 = 0x6</text:p>
      <text:p text:style-name="P4">(gdb) stepi</text:p>
      <text:p text:style-name="P4">kmain (mbi=0x9500) at kern2.c:18</text:p>
      <text:p text:style-name="P4">18<text:tab/> <text:s text:c="7"/>vga_write2("Funciona vga_write2?", 18, 0xE0);</text:p>
      <text:p text:style-name="P4">1: x/i $pc</text:p>
      <text:p text:style-name="P4">=&gt; 0x100146 &lt;kmain+50&gt;:<text:tab/>mov <text:s text:c="3"/>$0xe0,%ecx</text:p>
      <text:p text:style-name="P4">(gdb) disas</text:p>
      <text:p text:style-name="P4">Dump of assembler code for function kmain:</text:p>
      <text:p text:style-name="P4"><text:s text:c="3"/>0x00100114 &lt;+0&gt;:<text:tab/>push <text:s text:c="2"/>%ebp</text:p>
      <text:p text:style-name="P4"><text:s text:c="3"/>0x00100115 &lt;+1&gt;:<text:tab/>mov <text:s text:c="3"/>%esp,%ebp</text:p>
      <text:p text:style-name="P4"><text:s text:c="3"/>0x00100117 &lt;+3&gt;:<text:tab/>sub <text:s text:c="3"/>$0x8,%esp</text:p>
      <text:p text:style-name="P4"><text:soft-page-break/><text:s text:c="3"/>0x0010011a &lt;+6&gt;:<text:tab/>cmpl <text:s text:c="2"/>$0x0,0x8(%ebp)</text:p>
      <text:p text:style-name="P4"><text:s text:c="3"/>0x0010011e &lt;+10&gt;:<text:tab/>je <text:s text:c="4"/>0x10015d &lt;kmain+73&gt;</text:p>
      <text:p text:style-name="P4"><text:s text:c="3"/>0x00100120 &lt;+12&gt;:<text:tab/>sub <text:s text:c="3"/>$0x4,%esp</text:p>
      <text:p text:style-name="P4"><text:s text:c="3"/>0x00100123 &lt;+15&gt;:<text:tab/>push <text:s text:c="2"/>$0x70</text:p>
      <text:p text:style-name="P4"><text:s text:c="3"/>0x00100125 &lt;+17&gt;:<text:tab/>push <text:s text:c="2"/>$0x8</text:p>
      <text:p text:style-name="P4"><text:s text:c="3"/>0x00100127 &lt;+19&gt;:<text:tab/>push <text:s text:c="2"/>$0x100d01</text:p>
      <text:p text:style-name="P4"><text:s text:c="3"/>0x0010012c &lt;+24&gt;:<text:tab/>call <text:s text:c="2"/>0x100411 &lt;vga_write&gt;</text:p>
      <text:p text:style-name="P4"><text:s text:c="3"/>0x00100131 &lt;+29&gt;:<text:tab/>call <text:s text:c="2"/>0x100020 &lt;two_stacks&gt;</text:p>
      <text:p text:style-name="P4"><text:s text:c="3"/>0x00100136 &lt;+34&gt;:<text:tab/>call <text:s text:c="2"/>0x1000ae &lt;two_stacks_c&gt;</text:p>
      <text:p text:style-name="P4"><text:s text:c="3"/>0x0010013b &lt;+39&gt;:<text:tab/>call <text:s text:c="2"/>0x100261 &lt;contador_run&gt;</text:p>
      <text:p text:style-name="P4"><text:s text:c="3"/>0x00100140 &lt;+44&gt;:<text:tab/>call <text:s text:c="2"/>0x100340 &lt;idt_init&gt;</text:p>
      <text:p text:style-name="P4"><text:s text:c="3"/>0x00100145 &lt;+49&gt;:<text:tab/>int3 <text:s text:c="2"/></text:p>
      <text:p text:style-name="P4">=&gt; 0x00100146 &lt;+50&gt;:<text:tab/>mov <text:s text:c="3"/>$0xe0,%ecx</text:p>
      <text:p text:style-name="P4"><text:s text:c="3"/>0x0010014b &lt;+55&gt;:<text:tab/>mov <text:s text:c="3"/>$0x12,%edx</text:p>
      <text:p text:style-name="P4"><text:s text:c="3"/>0x00100150 &lt;+60&gt;:<text:tab/>mov <text:s text:c="3"/>$0x100d1c,%eax</text:p>
      <text:p text:style-name="P4"><text:s text:c="3"/>0x00100155 &lt;+65&gt;:<text:tab/>call <text:s text:c="2"/>0x1000a1 &lt;vga_write2&gt;</text:p>
      <text:p text:style-name="P4"><text:s text:c="3"/>0x0010015a &lt;+70&gt;:<text:tab/>add <text:s text:c="3"/>$0x10,%esp</text:p>
      <text:p text:style-name="P4"><text:s text:c="3"/>0x0010015d &lt;+73&gt;:<text:tab/>hlt <text:s text:c="3"/></text:p>
      <text:p text:style-name="P4"><text:s text:c="3"/>0x0010015e &lt;+74&gt;:<text:tab/>leave <text:s/></text:p>
      <text:p text:style-name="P4"><text:s text:c="3"/>0x0010015f &lt;+75&gt;:<text:tab/>ret <text:s text:c="3"/></text:p>
      <text:p text:style-name="P4">End of assembler dump.</text:p>
      <text:p text:style-name="P4"/>
      <text:p text:style-name="P7"/>
      <text:p text:style-name="P2">-----------------------------------------</text:p>
      <text:p text:style-name="P9">1: x/i $pc</text:p>
      <text:p text:style-name="P9">=&gt; 0x100146 &lt;kmain+50&gt;:<text:tab/>mov <text:s text:c="3"/>$0xe0,%ecx</text:p>
      <text:p text:style-name="P9">(gdb) p $sp</text:p>
      <text:p text:style-name="P9">$1 = (void *) 0x107fd0</text:p>
      <text:p text:style-name="P9">(gdb) x/4x $sp</text:p>
      <text:p text:style-name="P9">0x107fd0:<text:tab/>0x00000008<text:tab/>0x00000012<text:tab/>0x00100d01<text:tab/>0x00000008</text:p>
      <text:p text:style-name="P9">(gdb) p $cs</text:p>
      <text:p text:style-name="P9">$2 = 8</text:p>
      <text:p text:style-name="P9">(gdb) p $eflags</text:p>
      <text:p text:style-name="P9">$3 = [ PF ]</text:p>
      <text:p text:style-name="P9">(gdb) p/x $eflags</text:p>
      <text:p text:style-name="P5">$4 = 0x6</text:p>
      <text:p text:style-name="P5">---------------------------------------------</text:p>
      <text:p text:style-name="P5"/>
      <text:p text:style-name="P6">Las dos secciones marcadas es donde cambian pareciera</text:p>
      <text:p text:style-name="P6"/>
      <text:p text:style-name="P6"/>
      <text:p text:style-name="P6"/>
      <text:p text:style-name="P6"/>
      <text:p text:style-name="P10">Breakpoint:</text:p>
      <text:p text:style-name="P10"/>
      <text:list xml:id="list241495809328779546" text:style-name="L1">
        <text:list-item>
          <text:p text:style-name="P13"><text:span text:style-name="T1">Para cada una de las siguientes maneras de guardar/restaurar registros en </text:span><text:span text:style-name="Emphasis"><text:span text:style-name="T1">breakpoint</text:span></text:span><text:span text:style-name="T1">, indicar si es correcto (en el sentido de hacer su ejecución “invisible”), y justificar por qué:</text:span></text:p>
        </text:list-item>
      </text:list>
      <text:p text:style-name="P11"/>
      <text:p text:style-name="P10">OPCION A: Es correcto porque pusha guarda absolutamente todos los registros con el valor que tenian. Al hacer popa se restauran a como estaban antes de la instruccion.</text:p>
      <text:p text:style-name="P10"/>
      <text:p text:style-name="P10">OPCION B: Es correcto porque guarda unicamente los registros que son caller-saved. Como la funcion de la excepcion no fue llamada explicitamente, el programa interrumpido no pudo guardarlos. Los calle saved no los guarda porque no los usa. Si vga_write2 los usara los deberia guardar esa funcion.</text:p>
      <text:p text:style-name="P10"/>
      <text:p text:style-name="P10">OPCION C: No es correcto, ya que los registros caller-saved nadie va a guardarlos, y de hecho se reemplazan antes de llamar a vga_write2 con otros valores.</text:p>
      <text:list xml:id="list6520563179929846286" text:style-name="L2">
        <text:list-header>
          <text:p text:style-name="P14"/>
        </text:list-header>
        <text:list-item>
          <text:p text:style-name="P14">Responder de nuevo la pregunta anterior, sustituyendo en el código <text:span text:style-name="Source_20_Text">vga_write2</text:span> por <text:soft-page-break/><text:span text:style-name="Source_20_Text">vga_write</text:span>.</text:p>
        </text:list-item>
      </text:list>
      <text:p text:style-name="P10"/>
      <text:p text:style-name="P10">La respuesta es la misma para OPCIONES A y B. Para la OPCION C, podria funcionar o no dependiendo de si vga_write usa o no los registros caller-saved. Sin embargo, nunca seria conveniente implementarlo asi.</text:p>
      <text:p text:style-name="P10"/>
      <text:list xml:id="list2822485255193916431" text:style-name="L3">
        <text:list-item>
          <text:p text:style-name="P15">Si la ejecución del manejador debe ser enteramente invisible ¿no sería necesario guardar y restaurar el registro <text:span text:style-name="Emphasis">EFLAGS</text:span> a mano? ¿Por qué?</text:p>
        </text:list-item>
      </text:list>
      <text:p text:style-name="P10"/>
      <text:p text:style-name="P12">No, como se explico en el ejercicio anterior, el valor de EFLAGS es guardado automaticamente en la pila, y restaurado mediante la instruccion IRET.</text:p>
      <text:p text:style-name="P12"/>
      <text:list xml:id="list5479597299884960508" text:style-name="L4">
        <text:list-item>
          <text:p text:style-name="P16">¿En qué stack se ejecuta la función <text:span text:style-name="Emphasis">vga_write()?</text:span></text:p>
        </text:list-item>
      </text:list>
      <text:p text:style-name="P12"><text:span text:style-name="Emphasis"/></text:p>
      <text:p text:style-name="P12"><text:span text:style-name="Emphasis">Se ejecuta en el stack de la funcion de la excepcion, que en este caso es el mismo que el del kernel (funcion kmain).</text:span></text:p>
      <text:p text:style-name="P18"><text:span text:style-name="Emphasis"/></text:p>
      <text:p text:style-name="P17"><text:span text:style-name="Emphasis"><text:span text:style-name="T4">DIV:</text:span></text:span></text:p>
      <text:p text:style-name="P17"><text:span text:style-name="Emphasis"/></text:p>
      <text:p text:style-name="P26"><text:span text:style-name="Emphasis">Explicar el funcionamiento exacto de la línea </text:span><text:span text:style-name="Source_20_Text">asm(...)</text:span><text:span text:style-name="Emphasis"> del punto anterior:</text:span></text:p>
      <text:list xml:id="list3463467599888473420" text:style-name="L5">
        <text:list-item>
          <text:p text:style-name="P20">¿qué cómputo se está realizando? </text:p>
        </text:list-item>
        <text:list-item>
          <text:p text:style-name="P20">¿de dónde sale el valor de la variable <text:span text:style-name="Emphasis">color</text:span>? </text:p>
        </text:list-item>
        <text:list-item>
          <text:p text:style-name="P20">¿por qué se da valor 0 a <text:span text:style-name="Emphasis">%edx?</text:span> </text:p>
        </text:list-item>
      </text:list>
      <text:p text:style-name="P25"/>
      <text:p text:style-name="P25"/>
      <text:p text:style-name="P21">asm("div %4"</text:p>
      <text:p text:style-name="P21"><text:s text:c="8"/>: "=a"(linea), "=c"(color)</text:p>
      <text:p text:style-name="P21"><text:s text:c="8"/>: "0"(18), "1"(0xE0), "b"(1), "d"(0));</text:p>
      <text:p text:style-name="P21"/>
      <text:p text:style-name="P21">Primero se guardan los valores iniciales en registros:</text:p>
      <text:p text:style-name="P21"/>
      <text:p text:style-name="P21">%eax = 18</text:p>
      <text:p text:style-name="P21">%ecx = 0xE0</text:p>
      <text:p text:style-name="P21">%ebx = 1</text:p>
      <text:p text:style-name="P21">%edx = 0</text:p>
      <text:p text:style-name="P21"/>
      <text:p text:style-name="P21">Luego, div %4, lo que hace es dividir el valor en EDX:EAX por lo contenido en el registro 4, que es EBX.</text:p>
      <text:p text:style-name="P21"/>
      <text:p text:style-name="P22">Como %edx es 0, hace %eax = %eax / %ebx.</text:p>
      <text:p text:style-name="P21">Por lo tanto, hace 18 / 1;</text:p>
      <text:p text:style-name="P21"/>
      <text:p text:style-name="P21">Por ultimo guarda en la variable linea el valor de %eax, que es el resultado de la division (18).</text:p>
      <text:p text:style-name="P21">Y guarda en la variable color el valor de %ecx, que es 0xE0 (el inicial), porque no cambio en la division. </text:p>
      <text:p text:style-name="P21"/>
      <text:p text:style-name="P24"><text:soft-page-break/>A %edx se le da valor 0 para que el dividendo sea unicamente el valor de %eax, porque EDX:EAX es igual a EAX cuando edx = 0.</text:p>
      <text:p text:style-name="P24"/>
      <text:list xml:id="list6879096675863169659" text:style-name="L7">
        <text:list-item>
          <text:p text:style-name="P23">Asignar a <text:span text:style-name="Emphasis">%ebx</text:span> el valor 0 en lugar de 1, y comprobar que se genera una triple falla al ejecutar el kernel.</text:p>
        </text:list-item>
      </text:list>
      <text:p text:style-name="P24"/>
      <text:p text:style-name="P19"><text:span text:style-name="Emphasis"><text:span text:style-name="T3">Se produce una triple falla porque no implementamos el handler de la excepcion correspondiente a dividir por 0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7T21:14:24.749466866</dc:date>
    <meta:editing-duration>PT7M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7" meta:paragraph-count="294" meta:word-count="1636" meta:character-count="11016" meta:non-whitespace-character-count="9047"/>
  </office:meta>
</office:document-meta>
</file>